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4.0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ad734" officeooo:paragraph-rsid="001ad734"/>
    </style:style>
    <style:style style:name="P2" style:family="paragraph" style:parent-style-name="Table_20_Contents">
      <style:text-properties officeooo:rsid="001fdb40" officeooo:paragraph-rsid="001fdb40"/>
    </style:style>
    <style:style style:name="P3" style:family="paragraph" style:parent-style-name="Standard">
      <style:text-properties officeooo:rsid="00278acf" officeooo:paragraph-rsid="00278acf"/>
    </style:style>
    <style:style style:name="P4" style:family="paragraph" style:parent-style-name="Standard">
      <style:paragraph-properties style:line-height-at-least="0cm"/>
      <style:text-properties officeooo:rsid="00278acf" officeooo:paragraph-rsid="00278acf"/>
    </style:style>
    <style:style style:name="P5" style:family="paragraph" style:parent-style-name="Standard">
      <style:text-properties officeooo:rsid="001ad734" officeooo:paragraph-rsid="00278acf"/>
    </style:style>
    <style:style style:name="P6" style:family="paragraph" style:parent-style-name="Standard">
      <style:text-properties officeooo:rsid="0027d74d" officeooo:paragraph-rsid="0027d74d"/>
    </style:style>
    <style:style style:name="P7" style:family="paragraph" style:parent-style-name="Table_20_Contents">
      <style:text-properties officeooo:rsid="00278acf" officeooo:paragraph-rsid="00278acf"/>
    </style:style>
    <style:style style:name="P8" style:family="paragraph" style:parent-style-name="Text_20_body">
      <style:text-properties officeooo:rsid="00278acf" officeooo:paragraph-rsid="00278acf"/>
    </style:style>
    <style:style style:name="P9" style:family="paragraph" style:parent-style-name="Text_20_body">
      <style:paragraph-properties style:line-height-at-least="0cm"/>
      <style:text-properties officeooo:rsid="00278acf" officeooo:paragraph-rsid="00278acf"/>
    </style:style>
    <style:style style:name="P10" style:family="paragraph" style:parent-style-name="Text_20_body">
      <style:text-properties officeooo:rsid="00278acf" officeooo:paragraph-rsid="00293561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1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1fdb40"/>
    </style:style>
    <style:style style:name="T5" style:family="text">
      <style:text-properties officeooo:rsid="002715ac"/>
    </style:style>
    <style:style style:name="T6" style:family="text">
      <style:text-properties officeooo:rsid="00277b41"/>
    </style:style>
    <style:style style:name="T7" style:family="text">
      <style:text-properties officeooo:rsid="00278acf"/>
    </style:style>
    <style:style style:name="T8" style:family="text">
      <style:text-properties officeooo:rsid="00293561"/>
    </style:style>
    <style:style style:name="T9" style:family="text">
      <style:text-properties officeooo:rsid="002c7cc4"/>
    </style:style>
    <style:style style:name="T10" style:family="text">
      <style:text-properties officeooo:rsid="00301f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amen <text:span text:style-name="T2">L</text:span><text:span text:style-name="T5">4</text:span><text:span text:style-name="T2">GE</text:span><text:span text:style-name="T5">0MAT</text:span> – Groupe <text:span text:style-name="T10">Supplémentaire</text:span> – <text:span text:style-name="T6">28</text:span><text:span text:style-name="T1">/03/2025</text:span></text:h>
      <text:h text:style-name="Heading_20_2" text:outline-level="2">Sujet</text:h>
      <text:p text:style-name="P3">Chaque étudiant a choisi une commune à étudier dans le cadre de ce cours.</text:p>
      <text:p text:style-name="P5"><text:span text:style-name="T7">Mais à quels </text:span><text:span text:style-name="T10">groupements de communes (= epci)</text:span><text:span text:style-name="T7"> appartiennent toutes ces communes choisies ?</text:span></text:p>
      <text:p text:style-name="P6">Données : le fichier .<text:span text:style-name="T8">CSV</text:span> des communes et le fichier .<text:span text:style-name="T8">GPKG</text:span> des limites administratives.</text:p>
      <text:h text:style-name="Heading_20_3" text:outline-level="3">Question 1 : Jointure attributaire</text:h>
      <text:p text:style-name="P9">Donner les clés de jointure</text:p>
      <text:p text:style-name="P4">Faire la jointure attributaire afin d’afficher la carte des <text:span text:style-name="T10">epci</text:span> concernés.</text:p>
      <text:h text:style-name="Heading_20_3" text:outline-level="3"><text:span text:style-name="T7">Question 2 : </text:span>Jointure spatiale</text:h>
      <text:p text:style-name="P8">Proposer le schéma de traitement qui permettrait de trouver les <text:span text:style-name="T10">epci</text:span> pour les communes choisies en utilisant la relation spatiale existant entre la commune et l’<text:span text:style-name="T10">epci</text:span>.</text:p>
      <text:h text:style-name="Heading_20_3" text:outline-level="3">Question 3 : Analyse rapide</text:h>
      <text:p text:style-name="P10">En conclusion, analyser les choix <text:span text:style-name="T10">des epci</text:span> des étudiants.</text:p>
      <text:h text:style-name="Heading_20_3" text:outline-level="3">Point bonus</text:h>
      <text:p text:style-name="P8">Indiquer la manière dont vous pourriez calculer le nombre de communes choisies par <text:span text:style-name="T10">epci</text:span><text:span text:style-name="T9">.</text:span></text:p>
      <text:h text:style-name="Heading_20_2" text:outline-level="2">Livrable</text:h>
      <text:p text:style-name="P5">un rapport écrit en .pdf (nom du fichier : votre prénom) d’un maximum de <text:span text:style-name="T4">2</text:span> pages.</text:p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</text:p>
          </table:table-cell>
          <table:table-cell table:style-name="Tableau1.B1" office:value-type="string">
            <text:p text:style-name="P2">Notes max</text:p>
          </table:table-cell>
        </table:table-row>
        <table:table-row>
          <table:table-cell table:style-name="Tableau1.A2" office:value-type="string">
            <text:p text:style-name="P1">Soin (nom du fichier, respect des <text:span text:style-name="T4">2</text:span> pages, lisibilité des copies d’écran, <text:span text:style-name="T3">présentation générale</text:span>) </text:p>
          </table:table-cell>
          <table:table-cell table:style-name="Tableau1.B2" office:value-type="string">
            <text:p text:style-name="P7">4</text:p>
          </table:table-cell>
        </table:table-row>
        <table:table-row>
          <table:table-cell table:style-name="Tableau1.A2" office:value-type="string">
            <text:p text:style-name="P1">Question 1 <text:span text:style-name="T4">(</text:span><text:span text:style-name="T7">clé de jointure / jointure</text:span><text:span text:style-name="T4"> / cartographie)</text:span></text:p>
          </table:table-cell>
          <table:table-cell table:style-name="Tableau1.B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Question 2 <text:span text:style-name="T4">(schéma de traitement, </text:span><text:span text:style-name="T7">tentative, réussi, bravo)</text:span></text:p>
          </table:table-cell>
          <table:table-cell table:style-name="Tableau1.B2" office:value-type="string">
            <text:p text:style-name="P7">2</text:p>
          </table:table-cell>
        </table:table-row>
        <table:table-row>
          <table:table-cell table:style-name="Tableau1.A2" office:value-type="string">
            <text:p text:style-name="P7">Analyse des choix étudiants</text:p>
          </table:table-cell>
          <table:table-cell table:style-name="Tableau1.B2" office:value-type="string">
            <text:p text:style-name="P7">1</text:p>
          </table:table-cell>
        </table:table-row>
        <table:table-row>
          <table:table-cell table:style-name="Tableau1.A2" office:value-type="string">
            <text:p text:style-name="P7">Point de bonus</text:p>
          </table:table-cell>
          <table:table-cell table:style-name="Tableau1.B2" office:value-type="string">
            <text:p text:style-name="P7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1:24:16.973000000</meta:creation-date>
    <meta:generator>LibreOffice/7.6.0.3$Windows_X86_64 LibreOffice_project/69edd8b8ebc41d00b4de3915dc82f8f0fc3b6265</meta:generator>
    <meta:editing-duration>PT59M31S</meta:editing-duration>
    <meta:editing-cycles>18</meta:editing-cycles>
    <dc:date>2025-03-25T21:31:59.321000000</dc:date>
    <meta:document-statistic meta:table-count="1" meta:image-count="0" meta:object-count="0" meta:page-count="1" meta:paragraph-count="29" meta:word-count="194" meta:character-count="1189" meta:non-whitespace-character-count="1021"/>
  </office:meta>
</office:document-meta>
</file>